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2442"/>
    </style:style>
    <style:style style:name="T1" style:family="text">
      <style:text-properties officeooo:rsid="000024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</text:span></text:p>
      <text:p text:style-name="P1"><text:span text:style-name="T1"><text:tab/><text:tab/><text:tab/><text:tab/><text:tab/><text:tab/><text:tab/><text:tab/>������ �������.(01.09.2013) v0.2</text:span></text:p>
      <text:p text:style-name="P1"><text:span text:style-name="T1"></text:span></text:p>
      <text:p text:style-name="P1"><text:span text:style-name="T1">����������� �� FreeRTOS.</text:span></text:p>
      <text:p text:style-name="P1"><text:span text:style-name="T1">����� �������� ����� - heap1.</text:span></text:p>
      <text:p text:style-name="P1"><text:span text:style-name="T1"></text:span></text:p>
      <text:p text:style-name="P1"><text:span text:style-name="T1">������ ���� - 17 �� (������������, ����������� ����������, ����� ������ ������ (heap1) �� �������������).</text:span></text:p>
      <text:p text:style-name="P1"><text:span text:style-name="T1"></text:span></text:p>
      <text:p text:style-name="P1"><text:span text:style-name="T1"></text:span></text:p>
      <text:p text:style-name="P1"><text:span text:style-name="T1">����� ���������, ����� �� �����, �������� ��������� ������� �� ������ �� ������, ���, �������� �������� � ��������� ���������.</text:span></text:p>
      <text:p text:style-name="P1"><text:span text:style-name="T1"><text:tab/></text:span></text:p>
      <text:p text:style-name="P1"><text:span text:style-name="T1"><text:s/>��������� ����� ����� � ������ ������������� �����.</text:span></text:p>
      <text:p text:style-name="P1"><text:span text:style-name="T1"></text:span></text:p>
      <text:p text:style-name="P1"><text:span text:style-name="T1"></text:span></text:p>
      <text:p text:style-name="P1"><text:span text:style-name="T1"><text:s/>������ ������ �� STM32F103RCT6 � 256 �� FLASH � 48 �� SRAM.</text:span></text:p>
      <text:p text:style-name="P1"><text:span text:style-name="T1"></text:span></text:p>
      <text:p text:style-name="P1"><text:span text:style-name="T1"><text:s/>Startup ������ �� STM32F10X_HD (High-density performance line). - startup_stm32f10x_hd.s</text:span></text:p>
      <text:p text:style-name="P1"><text:span text:style-name="T1"></text:span></text:p>
      <text:p text:style-name="P1"><text:span text:style-name="T1"></text:span></text:p>
      <text:p text:style-name="P1"><text:span text:style-name="T1"><text:s/>����� ����� Reset ���������� ���������� �� ����������� RC ���������� (8 ���). ����� ��������� ������ SystemInit() (����������� � ����� startup_stm32f10x_hd.s)</text:span></text:p>
      <text:p text:style-name="P1"><text:span text:style-name="T1"></text:span></text:p>
      <text:p text:style-name="P1"><text:span text:style-name="T1"><text:s/>� ���������� ������� "�������������" ���������� ������� ���������� (HSE - High Speed External), �� STM32F103RCT6 ��� ����� ���� ����� � 8 ��� max. ���� ��� ������,</text:span></text:p>
      <text:p text:style-name="P1"><text:span text:style-name="T1"></text:span></text:p>
      <text:p text:style-name="P1"><text:span text:style-name="T1"><text:s/>�� SYSCLK = 72 ���, PCLK1 = 36 ���, PCLK2 = 72 ���.</text:span></text:p>
      <text:p text:style-name="P1"><text:span text:style-name="T1"></text:span></text:p>
      <text:p text:style-name="P1"><text:span text:style-name="T1"></text:span></text:p>
      <text:p text:style-name="P1"><text:span text:style-name="T1">�������:</text:span></text:p>
      <text:p text:style-name="P1"><text:span text:style-name="T1"><text:s text:c="8"/>7 �������: <text:s/>PB Thread, Main Thread, LCD Thread, Beep Thred, Osc Thread, Meas Thread � Calc Thread.</text:span></text:p>
      <text:p text:style-name="P1"><text:span text:style-name="T1"><text:s text:c="8"/>6 ��������: ����� PB Thread � Main Thread, ����� Main Thread � LCD Thread, � Beep Thred � Osc Thread,</text:span></text:p>
      <text:p text:style-name="P1"><text:span text:style-name="T1"><text:tab/><text:tab/> <text:s text:c="3"/>� Meas Thread � � Calc Thread.</text:span></text:p>
      <text:p text:style-name="P1"><text:span text:style-name="T1"><text:s text:c="8"/>1 �������: <text:s/>�� ������������ ������� � ���������� TIM2. </text:span></text:p>
      <text:p text:style-name="P1"><text:span text:style-name="T1"></text:span></text:p>
      <text:p text:style-name="P1"><text:span text:style-name="T1">���� ��������� ������� � ����� InterDefines.h.</text:span></text:p>
      <text:p text:style-name="P1"><text:span text:style-name="T1"></text:span></text:p>
      <text:p text:style-name="P1"><text:span text:style-name="T1">Adds:</text:span></text:p>
      <text:p text:style-name="P1"><text:span text:style-name="T1"></text:span></text:p>
      <text:p text:style-name="P1"><text:span text:style-name="T1"><text:s/>- ����� ��������� ���������� ������� (����� �� �����������, ����� ������������ � ������ ����), ��� ���������� �� ����� ������ ������ � KeyPad. <text:s/></text:span></text:p>
      <text:p text:style-name="P1"><text:span text:style-name="T1"><text:s/>- ������ ����� �������� ��������� �� 4-� ������ ��� � ����� ���������� �� �� LCD.</text:span></text:p>
      <text:p text:style-name="P1"><text:span text:style-name="T1"><text:s/>- ���������� ���.</text:span></text:p>
      <text:p text:style-name="P1"><text:span text:style-name="T1"><text:s/>- ������ ������ exp ������ inv pulse.</text:span></text:p>
      <text:p text:style-name="P1"><text:span text:style-name="T1"><text:s/></text:span></text:p>
      <text:p text:style-name="P1"><text:span text:style-name="T1">Hardware usage:</text:span></text:p>
      <text:p text:style-name="P1"><text:span text:style-name="T1"><text:s/></text:span></text:p>
      <text:p text:style-name="P1"><text:span text:style-name="T1"><text:s/>- TIM2,3,4,5</text:span></text:p>
      <text:p text:style-name="P1"><text:span text:style-name="T1"><text:s/>- DMA1 Channel 1 and DMA2 Channel 3</text:span></text:p>
      <text:p text:style-name="P1"><text:span text:style-name="T1"><text:s/>- DAC Channels 1,2</text:span></text:p>
      <text:p text:style-name="P1"><text:span text:style-name="T1"><text:s/>- ADC1 Channels 10,11, 12,13</text:span></text:p>
      <text:p text:style-name="P1"><text:span text:style-name="T1"><text:s/>- Some GPIO`s pins.</text:span></text:p>
      <text:p text:style-name="P1"><text:span text:style-name="T1"></text:span></text:p>
      <text:p text:style-name="P1"><text:soft-page-break/><text:span text:style-name="T1"></text:span></text:p>
      <text:p text:style-name="P1"><text:span text:style-name="T1">Memory usage:</text:span></text:p>
      <text:p text:style-name="P1"><text:span text:style-name="T1"></text:span></text:p>
      <text:p text:style-name="P1"><text:span text:style-name="T1"><text:s text:c="2"/>32 868 bytes of readonly <text:s/>code memory <text:s text:c="2"/>rest = 229 276 bytes</text:span></text:p>
      <text:p text:style-name="P1"><text:span text:style-name="T1"><text:s text:c="5"/>432 bytes of readonly <text:s/>data memory</text:span></text:p>
      <text:p text:style-name="P1"><text:span text:style-name="T1"><text:s text:c="2"/>35 825 bytes of readwrite data memory <text:s text:c="2"/>rest = <text:s/>13 327 bytes</text:span></text:p>
      <text:p text:style-name="P1"><text:span text:style-name="T1"></text:span></text:p>
      <text:p text:style-name="P1"><text:span text:style-name="T1">git now is used at home and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4T08:30:14</dc:date>
    <dc:creator>Sizonov </dc:creator>
    <meta:document-statistic meta:table-count="0" meta:image-count="0" meta:object-count="0" meta:page-count="2" meta:paragraph-count="57" meta:word-count="299" meta:character-count="1956" meta:non-whitespace-character-count="1557"/>
    <meta:generator>LibreOffice/4.0.2.2$Linux_X86_64 LibreOffice_project/400m0$Build-2</meta:generator>
  </office:meta>
</office:document-meta>
</file>